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75fa"/>
    </style:style>
    <style:style style:name="P2" style:family="paragraph" style:parent-style-name="Standard">
      <style:text-properties officeooo:paragraph-rsid="0014d96f"/>
    </style:style>
    <style:style style:name="P3" style:family="paragraph" style:parent-style-name="Standard">
      <style:text-properties officeooo:paragraph-rsid="000be3a0"/>
    </style:style>
    <style:style style:name="P4" style:family="paragraph" style:parent-style-name="Standard">
      <style:text-properties officeooo:paragraph-rsid="000cd04e"/>
    </style:style>
    <style:style style:name="P5" style:family="paragraph" style:parent-style-name="Standard">
      <style:text-properties officeooo:paragraph-rsid="000e9b60"/>
    </style:style>
    <style:style style:name="P6" style:family="paragraph" style:parent-style-name="Standard">
      <style:text-properties officeooo:paragraph-rsid="001314f7"/>
    </style:style>
    <style:style style:name="P7" style:family="paragraph" style:parent-style-name="Standard">
      <style:text-properties officeooo:paragraph-rsid="00153e7e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a75fa" officeooo:paragraph-rsid="000a75f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a75fa" officeooo:paragraph-rsid="000a75f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53e7e"/>
    </style:style>
    <style:style style:name="P11" style:family="paragraph" style:parent-style-name="Standard">
      <style:paragraph-properties fo:text-align="start" style:justify-single-word="false"/>
      <style:text-properties officeooo:paragraph-rsid="0015879a"/>
    </style:style>
    <style:style style:name="P12" style:family="paragraph" style:parent-style-name="Standard">
      <style:paragraph-properties fo:text-align="start" style:justify-single-word="false"/>
      <style:text-properties officeooo:paragraph-rsid="00167ecf"/>
    </style:style>
    <style:style style:name="T1" style:family="text">
      <style:text-properties officeooo:rsid="000a75fa"/>
    </style:style>
    <style:style style:name="T2" style:family="text">
      <style:text-properties officeooo:rsid="0014d96f"/>
    </style:style>
    <style:style style:name="T3" style:family="text">
      <style:text-properties officeooo:rsid="000be3a0"/>
    </style:style>
    <style:style style:name="T4" style:family="text">
      <style:text-properties officeooo:rsid="000cd04e"/>
    </style:style>
    <style:style style:name="T5" style:family="text">
      <style:text-properties officeooo:rsid="001314f7"/>
    </style:style>
    <style:style style:name="T6" style:family="text">
      <style:text-properties officeooo:rsid="000e9b60"/>
    </style:style>
    <style:style style:name="T7" style:family="text">
      <style:text-properties officeooo:rsid="00153e7e"/>
    </style:style>
    <style:style style:name="T8" style:family="text">
      <style:text-properties fo:font-weight="bold" officeooo:rsid="000a75fa" style:font-weight-asian="bold" style:font-weight-complex="bold"/>
    </style:style>
    <style:style style:name="T9" style:family="text">
      <style:text-properties fo:font-weight="normal" officeooo:rsid="000a75fa" style:font-weight-asian="normal" style:font-weight-complex="normal"/>
    </style:style>
    <style:style style:name="T10" style:family="text">
      <style:text-properties fo:font-weight="normal" officeooo:rsid="00153e7e" style:font-weight-asian="normal" style:font-weight-complex="normal"/>
    </style:style>
    <style:style style:name="T11" style:family="text">
      <style:text-properties fo:font-weight="normal" officeooo:rsid="0015879a" style:font-weight-asian="normal" style:font-weight-complex="normal"/>
    </style:style>
    <style:style style:name="T12" style:family="text">
      <style:text-properties fo:font-weight="bold" officeooo:rsid="0015879a" style:font-weight-asian="bold" style:font-weight-complex="bold"/>
    </style:style>
    <style:style style:name="T13" style:family="text">
      <style:text-properties fo:font-weight="bold" officeooo:rsid="00167ecf" style:font-weight-asian="bold" style:font-weight-complex="bold"/>
    </style:style>
    <style:style style:name="T14" style:family="text">
      <style:text-properties fo:font-weight="normal" officeooo:rsid="00167ec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 <text:span text:style-name="T1">F</text:span>: <text:span text:style-name="T1">208.96.48.0/24</text:span></text:p>
      <text:p text:style-name="P1">Network: <text:s text:c="2"/><text:span text:style-name="T1">208.96.48.0</text:span>/24 <text:s text:c="2"/></text:p>
      <text:p text:style-name="P1">HostMin: <text:s text:c="2"/><text:span text:style-name="T1">208.96.48.1</text:span> <text:s text:c="6"/></text:p>
      <text:p text:style-name="P1">HostMax: <text:s text:c="2"/><text:span text:style-name="T1">208.96.48.254</text:span> <text:s text:c="6"/></text:p>
      <text:p text:style-name="P2">Broadcast: <text:span text:style-name="T1">208.96.48.255</text:span> <text:s text:c="3"/></text:p>
      <text:p text:style-name="P2">Netmask: <text:s text:c="2"/>255.255.255.<text:span text:style-name="T2">0</text:span> <text:s/></text:p>
      <text:p text:style-name="P1">Hosts/Net: 254 </text:p>
      <text:p text:style-name="P1"/>
      <text:p text:style-name="P1">Red <text:span text:style-name="T1">C</text:span>: <text:span text:style-name="T1">208.96.49.0/24</text:span></text:p>
      <text:p text:style-name="P1">Network: <text:s text:c="2"/><text:span text:style-name="T1">208.96.4</text:span><text:span text:style-name="T3">9</text:span><text:span text:style-name="T1">.0</text:span>/24</text:p>
      <text:p text:style-name="P1">HostMin: <text:s text:c="2"/><text:span text:style-name="T1">208.96.4</text:span><text:span text:style-name="T3">9</text:span><text:span text:style-name="T1">.1</text:span></text:p>
      <text:p text:style-name="P1">HostMax: <text:s text:c="2"/><text:span text:style-name="T1">208.96.4</text:span><text:span text:style-name="T3">9</text:span><text:span text:style-name="T1">.254</text:span></text:p>
      <text:p text:style-name="P1">Broadcast: <text:span text:style-name="T1">208.96.4</text:span><text:span text:style-name="T3">9</text:span><text:span text:style-name="T1">.255</text:span></text:p>
      <text:p text:style-name="P2">Netmask: <text:s text:c="2"/>255.255.255.<text:span text:style-name="T2">0</text:span> <text:s/></text:p>
      <text:p text:style-name="P1">Hosts/Net: 254 <text:s/></text:p>
      <text:p text:style-name="P1"/>
      <text:p text:style-name="P3">Red <text:span text:style-name="T3">A</text:span>: <text:span text:style-name="T1">208.96.</text:span><text:span text:style-name="T3">50</text:span><text:span text:style-name="T1">.0/24</text:span></text:p>
      <text:p text:style-name="P3">Network: <text:s text:c="2"/><text:span text:style-name="T1">208.96.</text:span><text:span text:style-name="T3">50</text:span><text:span text:style-name="T1">.0</text:span>/24</text:p>
      <text:p text:style-name="P3">HostMin: <text:s text:c="2"/><text:span text:style-name="T1">208.96.</text:span><text:span text:style-name="T3">50</text:span><text:span text:style-name="T1">.1</text:span></text:p>
      <text:p text:style-name="P3">HostMax: <text:s text:c="2"/><text:span text:style-name="T1">208.96.</text:span><text:span text:style-name="T3">50</text:span><text:span text:style-name="T1">.254</text:span></text:p>
      <text:p text:style-name="P3">Broadcast: <text:span text:style-name="T1">208.96.</text:span><text:span text:style-name="T3">50.</text:span><text:span text:style-name="T1">255</text:span></text:p>
      <text:p text:style-name="P2">Netmask: <text:s text:c="2"/>255.255.255.<text:span text:style-name="T2">0</text:span> <text:s/></text:p>
      <text:p text:style-name="P3">Hosts/Net: 254 <text:s text:c="2"/></text:p>
      <text:p text:style-name="P3"/>
      <text:p text:style-name="P3">Red <text:span text:style-name="T3">G</text:span>: <text:span text:style-name="T1">208.96.</text:span><text:span text:style-name="T3">51</text:span><text:span text:style-name="T1">.0/24</text:span></text:p>
      <text:p text:style-name="P3">Network: <text:s text:c="2"/><text:span text:style-name="T1">208.96.</text:span><text:span text:style-name="T3">51</text:span><text:span text:style-name="T1">.0</text:span>/24</text:p>
      <text:p text:style-name="P3">HostMin: <text:s text:c="2"/><text:span text:style-name="T1">208.96.</text:span><text:span text:style-name="T3">51</text:span><text:span text:style-name="T1">.1</text:span></text:p>
      <text:p text:style-name="P3">HostMax: <text:s text:c="2"/><text:span text:style-name="T1">208.96.</text:span><text:span text:style-name="T3">51</text:span><text:span text:style-name="T1">.254</text:span></text:p>
      <text:p text:style-name="P3">Broadcast: <text:span text:style-name="T1">208.96.</text:span><text:span text:style-name="T3">51.</text:span><text:span text:style-name="T1">255</text:span></text:p>
      <text:p text:style-name="P2">Netmask: <text:s text:c="2"/>255.255.255.<text:span text:style-name="T2">0</text:span> <text:s/></text:p>
      <text:p text:style-name="P3">Hosts/Net: 254 <text:s/></text:p>
      <text:p text:style-name="Standard"/>
      <text:p text:style-name="P3">Red <text:span text:style-name="T3">E</text:span>: <text:span text:style-name="T1">208.96.</text:span><text:span text:style-name="T3">52</text:span><text:span text:style-name="T1">.0/2</text:span><text:span text:style-name="T3">5</text:span></text:p>
      <text:p text:style-name="P3">Network: <text:s text:c="2"/><text:span text:style-name="T1">208.96.</text:span><text:span text:style-name="T3">52</text:span><text:span text:style-name="T1">.0</text:span>/2<text:span text:style-name="T3">5</text:span></text:p>
      <text:p text:style-name="P3">HostMin: <text:s text:c="2"/><text:span text:style-name="T1">208.96.</text:span><text:span text:style-name="T3">52</text:span><text:span text:style-name="T1">.1</text:span></text:p>
      <text:p text:style-name="P3">HostMax: <text:s text:c="2"/><text:span text:style-name="T1">208.96.</text:span><text:span text:style-name="T3">51</text:span><text:span text:style-name="T1">.</text:span><text:span text:style-name="T3">126 </text:span></text:p>
      <text:p text:style-name="P3">Broadcast: <text:span text:style-name="T1">208.96.</text:span><text:span text:style-name="T3">52.127</text:span></text:p>
      <text:p text:style-name="P2">Netmask: <text:s text:c="2"/>255.255.255.128</text:p>
      <text:p text:style-name="P3">Hosts/Net: <text:span text:style-name="T3">126 </text:span><text:s/></text:p>
      <text:p text:style-name="P3"/>
      <text:p text:style-name="P4">Red <text:span text:style-name="T4">H</text:span>: <text:span text:style-name="T1">208.96.</text:span><text:span text:style-name="T3">52</text:span><text:span text:style-name="T1">.</text:span><text:span text:style-name="T5">128</text:span><text:span text:style-name="T1">/2</text:span><text:span text:style-name="T3">5</text:span></text:p>
      <text:p text:style-name="P4">Network: <text:s text:c="2"/><text:span text:style-name="T1">208.96.</text:span><text:span text:style-name="T3">52</text:span><text:span text:style-name="T1">.</text:span><text:span text:style-name="T5">128</text:span>/2<text:span text:style-name="T3">5</text:span></text:p>
      <text:p text:style-name="P4">HostMin: <text:s text:c="2"/><text:span text:style-name="T1">208.96.</text:span><text:span text:style-name="T3">52</text:span><text:span text:style-name="T1">.</text:span><text:span text:style-name="T5">129</text:span></text:p>
      <text:p text:style-name="P4">HostMax: <text:s text:c="2"/><text:span text:style-name="T1">208.96.</text:span><text:span text:style-name="T3">51</text:span><text:span text:style-name="T1">.</text:span><text:span text:style-name="T5">254</text:span><text:span text:style-name="T3"> </text:span></text:p>
      <text:p text:style-name="P4">Broadcast: <text:span text:style-name="T1">208.96.</text:span><text:span text:style-name="T3">52.</text:span><text:span text:style-name="T5">255</text:span></text:p>
      <text:p text:style-name="P4">Netmask: <text:s text:c="2"/>255.255.255.128</text:p>
      <text:p text:style-name="P4">Hosts/Net: <text:span text:style-name="T3">126 </text:span><text:s text:c="2"/></text:p>
      <text:p text:style-name="P4"/>
      <text:p text:style-name="P4"/>
      <text:p text:style-name="P5"><text:soft-page-break/>Red <text:span text:style-name="T6">D</text:span>: <text:span text:style-name="T1">208.96.</text:span><text:span text:style-name="T3">5</text:span><text:span text:style-name="T5">3</text:span><text:span text:style-name="T1">.</text:span><text:span text:style-name="T5">0</text:span><text:span text:style-name="T1">/2</text:span><text:span text:style-name="T6">8</text:span></text:p>
      <text:p text:style-name="P5">Network: <text:s text:c="2"/><text:span text:style-name="T1">208.96.</text:span><text:span text:style-name="T3">5</text:span><text:span text:style-name="T5">3</text:span><text:span text:style-name="T1">.</text:span><text:span text:style-name="T5">0</text:span>/2<text:span text:style-name="T6">8</text:span></text:p>
      <text:p text:style-name="P5">HostMin: <text:s text:c="2"/><text:span text:style-name="T1">208.96.</text:span><text:span text:style-name="T3">5</text:span><text:span text:style-name="T5">3.1</text:span></text:p>
      <text:p text:style-name="P5">HostMax: <text:s text:c="2"/><text:span text:style-name="T1">208.96.</text:span><text:span text:style-name="T3">5</text:span><text:span text:style-name="T5">3.14</text:span></text:p>
      <text:p text:style-name="P5">Broadcast: <text:span text:style-name="T1">208.96.</text:span><text:span text:style-name="T3">5</text:span><text:span text:style-name="T5">3.15</text:span></text:p>
      <text:p text:style-name="P5">Netmask: <text:s text:c="2"/>255.255.255.240</text:p>
      <text:p text:style-name="P5">Hosts/Net: <text:span text:style-name="T5">14</text:span><text:span text:style-name="T3"> </text:span><text:s text:c="13"/></text:p>
      <text:p text:style-name="P5"/>
      <text:p text:style-name="P6">Red <text:span text:style-name="T2">B</text:span>: <text:span text:style-name="T1">208.96.</text:span><text:span text:style-name="T3">5</text:span><text:span text:style-name="T5">3</text:span><text:span text:style-name="T1">.</text:span><text:span text:style-name="T2">16</text:span><text:span text:style-name="T1">/2</text:span><text:span text:style-name="T6">8</text:span></text:p>
      <text:p text:style-name="P6">Network: <text:s text:c="2"/><text:span text:style-name="T1">208.96.</text:span><text:span text:style-name="T3">5</text:span><text:span text:style-name="T5">3</text:span><text:span text:style-name="T1">.</text:span><text:span text:style-name="T2">16</text:span>/2<text:span text:style-name="T6">8</text:span></text:p>
      <text:p text:style-name="P6">HostMin: <text:s text:c="2"/><text:span text:style-name="T1">208.96.</text:span><text:span text:style-name="T3">5</text:span><text:span text:style-name="T5">3.</text:span><text:span text:style-name="T2">17</text:span></text:p>
      <text:p text:style-name="P6">HostMax: <text:s text:c="2"/><text:span text:style-name="T1">208.96.</text:span><text:span text:style-name="T3">5</text:span><text:span text:style-name="T5">3.</text:span><text:span text:style-name="T2">22</text:span></text:p>
      <text:p text:style-name="P6">Broadcast: <text:span text:style-name="T1">208.96.</text:span><text:span text:style-name="T3">5</text:span><text:span text:style-name="T5">3.</text:span><text:span text:style-name="T2">23</text:span></text:p>
      <text:p text:style-name="P6">Netmask: <text:s text:c="2"/>255.255.255.240</text:p>
      <text:p text:style-name="P6">Hosts/Net: <text:span text:style-name="T2">6</text:span><text:span text:style-name="T3"> </text:span><text:s text:c="17"/></text:p>
      <text:p text:style-name="P6"/>
      <text:p text:style-name="P7">Red <text:span text:style-name="T2">I</text:span>nt<text:span text:style-name="T1">er: </text:span><text:span text:style-name="T2">20</text:span><text:span text:style-name="T1">8.96.</text:span><text:span text:style-name="T3">5</text:span><text:span text:style-name="T2">4.0</text:span><text:span text:style-name="T1">/</text:span><text:span text:style-name="T2">30 - <text:s/>20</text:span><text:span text:style-name="T1">8.96.</text:span><text:span text:style-name="T3">5</text:span><text:span text:style-name="T2">4.4</text:span><text:span text:style-name="T1">/</text:span><text:span text:style-name="T2">30 - <text:s/>20</text:span><text:span text:style-name="T1">8.96.</text:span><text:span text:style-name="T3">5</text:span><text:span text:style-name="T2">4.8</text:span><text:span text:style-name="T1">/</text:span><text:span text:style-name="T2">30 - <text:s/>20</text:span><text:span text:style-name="T1">8.96.</text:span><text:span text:style-name="T3">5</text:span><text:span text:style-name="T2">4.12</text:span><text:span text:style-name="T1">/</text:span><text:span text:style-name="T2">30 - <text:s/>20</text:span><text:span text:style-name="T1">8.96.</text:span><text:span text:style-name="T3">5</text:span><text:span text:style-name="T2">4.16</text:span><text:span text:style-name="T1">/</text:span><text:span text:style-name="T2">30 - </text:span></text:p>
      <text:p text:style-name="P7"><text:tab/> <text:s text:c="4"/><text:span text:style-name="T7">208.96.54.20/30 – 208.96.54.24/30</text:span></text:p>
      <text:p text:style-name="P7">Network: <text:s text:c="2"/><text:span text:style-name="T1">208.96.</text:span><text:span text:style-name="T3">5</text:span><text:span text:style-name="T2">4.0/30</text:span></text:p>
      <text:p text:style-name="P2">HostMin: <text:s text:c="2"/><text:span text:style-name="T1">208.96.</text:span><text:span text:style-name="T3">5</text:span><text:span text:style-name="T2">4.1</text:span></text:p>
      <text:p text:style-name="P2">HostMax: <text:s text:c="2"/><text:span text:style-name="T1">208.96.</text:span><text:span text:style-name="T3">5</text:span><text:span text:style-name="T2">4.2</text:span></text:p>
      <text:p text:style-name="P2">Broadcast: <text:span text:style-name="T1">208.96.</text:span><text:span text:style-name="T3">5</text:span><text:span text:style-name="T2">4.3</text:span></text:p>
      <text:p text:style-name="P2">Netmask: <text:s text:c="2"/>255.255.255.252</text:p>
      <text:p text:style-name="P2">Hosts/Net: <text:span text:style-name="T2">2</text:span></text:p>
      <text:p text:style-name="P2"/>
      <text:p text:style-name="P8">--------------------------------------------------Confguración PCs--------------------------------------------------</text:p>
      <text:p text:style-name="P8"/>
      <text:p text:style-name="P9"/>
      <text:p text:style-name="P9"/>
      <text:p text:style-name="P10"><text:span text:style-name="T8">############## PC 1 ##############<text:line-break/></text:span><text:span text:style-name="T9">ip 208.96.48.2 255.255.255.</text:span><text:span text:style-name="T10">0</text:span><text:span text:style-name="T9"> 208.96.48.</text:span><text:span text:style-name="T10">1</text:span><text:span text:style-name="T9"><text:line-break/>save config</text:span><text:span text:style-name="T8"><text:line-break/><text:line-break/>############## PC 2 ##############<text:line-break/></text:span><text:span text:style-name="T9">ip <text:s/>208.96.4</text:span><text:span text:style-name="T10">9</text:span><text:span text:style-name="T9">.2 255.255.255.0 <text:s/>208.96.4</text:span><text:span text:style-name="T10">9.1</text:span><text:span text:style-name="T9"><text:line-break/>save config</text:span><text:span text:style-name="T8"><text:line-break/><text:line-break/>############## PC 3 ##############<text:line-break/></text:span><text:span text:style-name="T9">ip <text:s/>208.96.</text:span><text:span text:style-name="T10">50.2</text:span><text:span text:style-name="T9"> 255.255.255.0 <text:s/>208.96.</text:span><text:span text:style-name="T10">50</text:span><text:span text:style-name="T9">.</text:span><text:span text:style-name="T10">1</text:span><text:span text:style-name="T9"><text:line-break/>save config</text:span><text:span text:style-name="T8"><text:line-break/><text:line-break/>############## ROUTER 1 ##############<text:line-break/></text:span><text:span text:style-name="T9">enable<text:line-break/>configure terminal<text:line-break/>interface fast 0/1<text:line-break/>ip add 208.96.48.1 255.255.255.</text:span><text:span text:style-name="T10">0</text:span><text:span text:style-name="T9"><text:line-break/>no shut<text:line-break/>exit<text:line-break/>interface fast 0/0<text:line-break/></text:span><text:soft-page-break/><text:span text:style-name="T9">ip add 208.96.54.1 255.255.255.</text:span><text:span text:style-name="T10">252</text:span><text:span text:style-name="T9"><text:line-break/>no shut<text:line-break/>end<text:line-break/>copy running-config startup-config</text:span><text:span text:style-name="T8"><text:line-break/><text:line-break/>############## ROUTER 2 ##############<text:line-break/></text:span><text:span text:style-name="T9">enable<text:line-break/>configure terminal<text:line-break/>interface fast 0/1<text:line-break/>ip add </text:span><text:span text:style-name="T10">208.96.54.5</text:span><text:span text:style-name="T9"> 255.255.255.2</text:span><text:span text:style-name="T10">52</text:span><text:span text:style-name="T9"><text:line-break/>no shut<text:line-break/>exit<text:line-break/>interface fast 0/0<text:line-break/>ip add </text:span><text:span text:style-name="T10">208.96.54.2</text:span><text:span text:style-name="T9"> 255.255.255.2</text:span><text:span text:style-name="T10">52</text:span><text:span text:style-name="T9"> <text:line-break/>no shut<text:line-break/>exit<text:line-break/>interface fast 1/0<text:line-break/>ip add </text:span><text:span text:style-name="T10">208.96.54.9</text:span><text:span text:style-name="T9"> 255.255.255.2</text:span><text:span text:style-name="T10">52</text:span><text:span text:style-name="T9"> <text:line-break/>no shut<text:line-break/>end<text:line-break/>copy running-config startup-config</text:span><text:span text:style-name="T8"><text:line-break/><text:line-break/>############## ROUTER 3 ##############<text:line-break/></text:span><text:span text:style-name="T9">enable<text:line-break/>configure terminal<text:line-break/>interface fast 0/1<text:line-break/>ip add </text:span><text:span text:style-name="T10">208.96.54.6</text:span><text:span text:style-name="T9"> 255.255.255.2</text:span><text:span text:style-name="T10">52</text:span><text:span text:style-name="T9"><text:line-break/>no shut<text:line-break/>exit<text:line-break/>interface fast 0/0<text:line-break/>ip add </text:span><text:span text:style-name="T10">208.96.54.17</text:span><text:span text:style-name="T9"> 255.255.255.2</text:span><text:span text:style-name="T10">52</text:span><text:span text:style-name="T9"><text:line-break/>no shut<text:line-break/>exit<text:line-break/>interface fast 1/0<text:line-break/>ip add </text:span><text:span text:style-name="T10">208.96.54.21</text:span><text:span text:style-name="T9"> 255.255.255.2</text:span><text:span text:style-name="T10">52</text:span><text:span text:style-name="T9"><text:line-break/>no shut</text:span></text:p>
      <text:p text:style-name="P10"><text:span text:style-name="T10">exit</text:span></text:p>
      <text:p text:style-name="P10"><text:span text:style-name="T10">interface fast 2/0</text:span></text:p>
      <text:p text:style-name="P10"><text:span text:style-name="T10">ip add 208.96.54.13 255.255.255.252</text:span></text:p>
      <text:p text:style-name="P11"><text:span text:style-name="T10">no shut</text:span><text:span text:style-name="T9"><text:line-break/>end<text:line-break/>copy running-config startup-config</text:span><text:span text:style-name="T8"><text:line-break/><text:line-break/>############## ROUTER 4 ##############<text:line-break/></text:span><text:span text:style-name="T9">enable<text:line-break/>configure terminal<text:line-break/>interface fast 0/1<text:line-break/>ip add </text:span><text:span text:style-name="T10">208.96.49.1</text:span><text:span text:style-name="T9"> 255.255.255.0<text:line-break/>no shut<text:line-break/></text:span><text:soft-page-break/><text:span text:style-name="T9">exit<text:line-break/>interface fast 0/0<text:line-break/></text:span><text:span text:style-name="T10">ip add 208.96.54.18 255.255.255.252</text:span><text:span text:style-name="T9"><text:line-break/>no shut<text:line-break/>end<text:line-break/>copy running-config startup-config</text:span><text:span text:style-name="T8"><text:line-break/><text:line-break/>############## ROUTER 5 ##############<text:line-break/></text:span><text:span text:style-name="T9">enable<text:line-break/>configure terminal<text:line-break/>interface fast 0/1<text:line-break/>ip add </text:span><text:span text:style-name="T10">208.96.54.10</text:span><text:span text:style-name="T9"> 255.255.255.2</text:span><text:span text:style-name="T10">52</text:span><text:span text:style-name="T9"><text:line-break/>no shut<text:line-break/>exit<text:line-break/>interface fast 0/0<text:line-break/>ip add </text:span><text:span text:style-name="T10">208.96.54.25</text:span><text:span text:style-name="T9"> 255.255.255.2</text:span><text:span text:style-name="T10">52</text:span><text:span text:style-name="T9"><text:line-break/>no shut<text:line-break/>exit<text:line-break/>interface fast </text:span><text:span text:style-name="T11">2</text:span><text:span text:style-name="T9">/0<text:line-break/>ip add </text:span><text:span text:style-name="T10">208.96.54.</text:span><text:span text:style-name="T11">14</text:span><text:span text:style-name="T9"> 255.255.255.2</text:span><text:span text:style-name="T10">52</text:span><text:span text:style-name="T9"><text:line-break/>no shut<text:line-break/>end<text:line-break/>copy running-config startup-config</text:span><text:span text:style-name="T8"><text:line-break/><text:line-break/>############## ROUTER 6 ##############<text:line-break/></text:span><text:span text:style-name="T9">enable<text:line-break/>configure terminal<text:line-break/>interface fast 0/0<text:line-break/>ip add </text:span><text:span text:style-name="T10">208.96.54.2</text:span><text:span text:style-name="T11">6</text:span><text:span text:style-name="T9"> 255.255.255.2</text:span><text:span text:style-name="T10">52</text:span><text:span text:style-name="T9"><text:line-break/>no shut<text:line-break/>exit<text:line-break/>interface fast 0/1<text:line-break/>ip add </text:span><text:span text:style-name="T10">208.96.5</text:span><text:span text:style-name="T11">0</text:span><text:span text:style-name="T10">.</text:span><text:span text:style-name="T11">1</text:span><text:span text:style-name="T9"> 255.255.255.</text:span><text:span text:style-name="T11">0</text:span><text:span text:style-name="T9"><text:line-break/>no shut<text:line-break/>end<text:line-break/>copy running-config startup-config<text:line-break/></text:span><text:span text:style-name="T8"><text:line-break/>############## ROUTER </text:span><text:span text:style-name="T12">7</text:span><text:span text:style-name="T8"> ##############</text:span></text:p>
      <text:p text:style-name="P11"><text:span text:style-name="T11">enable</text:span></text:p>
      <text:p text:style-name="P11"><text:span text:style-name="T11">configure terminal</text:span></text:p>
      <text:p text:style-name="P11"><text:span text:style-name="T11">interface fast 1/0</text:span></text:p>
      <text:p text:style-name="P11"><text:span text:style-name="T11">ip add 208.96.54.22 255.255.255.252</text:span></text:p>
      <text:p text:style-name="P11"><text:span text:style-name="T11">no shut</text:span></text:p>
      <text:p text:style-name="P11"><text:span text:style-name="T11">end</text:span><text:span text:style-name="T8"><text:line-break/></text:span><text:span text:style-name="T9">copy running-config startup-config</text:span><text:span text:style-name="T8"><text:line-break/><text:line-break/></text:span></text:p>
      <text:p text:style-name="P11"><text:span text:style-name="T8"><text:line-break/><text:line-break/></text:span><text:soft-page-break/><text:span text:style-name="T8">########################### OSPF ###########################<text:line-break/><text:line-break/>############## ROUTER 1 ##############<text:line-break/></text:span><text:span text:style-name="T9">configure terminal<text:line-break/>router ospf 1<text:line-break/>network </text:span><text:span text:style-name="T11">208.96.48.0</text:span><text:span text:style-name="T9"> 0.0.0.</text:span><text:span text:style-name="T11">255</text:span><text:span text:style-name="T9"> area 1<text:line-break/>network </text:span><text:span text:style-name="T11">208.96.54.0</text:span><text:span text:style-name="T9"> 0.0.0.3 area 1<text:line-break/>passive-interface fastEthernet 0/1<text:line-break/>end</text:span><text:span text:style-name="T8"><text:line-break/><text:line-break/>############## ROUTER 2 ##############<text:line-break/></text:span><text:span text:style-name="T9">configure terminal<text:line-break/>router ospf 1<text:line-break/>network </text:span><text:span text:style-name="T11">208.96.54.0</text:span><text:span text:style-name="T9"> 0.0.0.3 area 1<text:line-break/>network 149.224.</text:span><text:span text:style-name="T11">54</text:span><text:span text:style-name="T9">.</text:span><text:span text:style-name="T11">4 </text:span><text:span text:style-name="T9">0.0.0.3 area 0<text:line-break/>network 149.224.</text:span><text:span text:style-name="T11">54</text:span><text:span text:style-name="T9">.</text:span><text:span text:style-name="T11">8</text:span><text:span text:style-name="T9"> 0.0.0.3 area 0<text:line-break/>end</text:span><text:span text:style-name="T8"><text:line-break/><text:line-break/>############## ROUTER 3 ##############<text:line-break/></text:span><text:span text:style-name="T9">configure terminal<text:line-break/>router ospf 1<text:line-break/>network </text:span><text:span text:style-name="T11">208.96.54.4</text:span><text:span text:style-name="T9"> 0.0.0.3 area 0<text:line-break/>network </text:span><text:span text:style-name="T11">208.96.54.12</text:span><text:span text:style-name="T9"> 0.0.0.3 area 0<text:line-break/>network </text:span><text:span text:style-name="T11">208.96.54.16</text:span><text:span text:style-name="T9"> 0.0.0.3 area 2</text:span></text:p>
      <text:p text:style-name="P11"><text:span text:style-name="T9">network </text:span><text:span text:style-name="T11">208.96.54.20</text:span><text:span text:style-name="T9"> 0.0.0.3 area </text:span><text:span text:style-name="T11">4</text:span><text:span text:style-name="T9"><text:line-break/>end</text:span><text:span text:style-name="T8"><text:line-break/><text:line-break/>############## ROUTER 4 ##############<text:line-break/></text:span><text:span text:style-name="T9">configure terminal<text:line-break/>router ospf 1<text:line-break/>network </text:span><text:span text:style-name="T11">208.96.54.16</text:span><text:span text:style-name="T9"> 0.0.0.3 area 2<text:line-break/>network </text:span><text:span text:style-name="T11">208.96.49.0</text:span><text:span text:style-name="T9"> 0.0.0.255 area 2<text:line-break/>passive-interface fastEthernet 0/1<text:line-break/>end</text:span><text:span text:style-name="T8"><text:line-break/><text:line-break/>############## ROUTER 5 ##############<text:line-break/></text:span><text:span text:style-name="T9">configure terminal<text:line-break/>router ospf 1<text:line-break/>network </text:span><text:span text:style-name="T11">208.96.54.8</text:span><text:span text:style-name="T9"> 0.0.0.3 area 0<text:line-break/>network </text:span><text:span text:style-name="T11">208.96.54.12</text:span><text:span text:style-name="T9"> 0.0.0.3 area 0<text:line-break/>network </text:span><text:span text:style-name="T11">208.96.54.24</text:span><text:span text:style-name="T9"> 0.0.0.3 area </text:span><text:span text:style-name="T11">3</text:span><text:span text:style-name="T9"><text:line-break/>end</text:span><text:span text:style-name="T8"><text:line-break/><text:line-break/>############## ROUTER 6 ##############<text:line-break/></text:span><text:span text:style-name="T9">configure terminal<text:line-break/>router ospf 1<text:line-break/>network </text:span><text:span text:style-name="T11">208.96.54.24</text:span><text:span text:style-name="T9"> 0.0.0.3 area </text:span><text:span text:style-name="T11">3</text:span><text:span text:style-name="T9"><text:line-break/>network </text:span><text:span text:style-name="T11">208.96.50.0</text:span><text:span text:style-name="T9"> 0.0.0.</text:span><text:span text:style-name="T11">255</text:span><text:span text:style-name="T9"> area </text:span><text:span text:style-name="T11">3</text:span><text:span text:style-name="T9"><text:line-break/>end</text:span></text:p>
      <text:p text:style-name="P12"><text:soft-page-break/><text:span text:style-name="T8">############## ROUTER </text:span><text:span text:style-name="T13">7</text:span><text:span text:style-name="T8"> ##############<text:line-break/></text:span><text:span text:style-name="T9">configure terminal<text:line-break/>router ospf 1<text:line-break/>network </text:span><text:span text:style-name="T11">208.96.54.</text:span><text:span text:style-name="T14">20</text:span><text:span text:style-name="T9"> 0.0.0.3 area </text:span><text:span text:style-name="T14">4</text:span><text:span text:style-name="T9"><text:line-break/>en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22:43:24.339000000</meta:creation-date>
    <meta:editing-duration>PT1M6S</meta:editing-duration>
    <meta:editing-cycles>2</meta:editing-cycles>
    <meta:generator>LibreOffice/24.8.5.2$Windows_X86_64 LibreOffice_project/fddf2685c70b461e7832239a0162a77216259f22</meta:generator>
    <dc:date>2025-03-22T01:46:17.284000000</dc:date>
    <meta:document-statistic meta:table-count="0" meta:image-count="0" meta:object-count="0" meta:page-count="6" meta:paragraph-count="79" meta:word-count="583" meta:character-count="5088" meta:non-whitespace-character-count="4400"/>
  </office:meta>
</office:document-meta>
</file>